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padding="0.049cm" fo:border="0.06pt solid #d9d9e3"/>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Header">
      <style:text-properties fo:font-style="italic" officeooo:rsid="006670ad" officeooo:paragraph-rsid="006670ad"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loext:padding="0.049cm" loext:border="0.06pt solid #d9d9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Pregunta 1:</text:span></text:span> ¿Qué es un "modo de emergencia" (emergency mode) en un sistema Linux y cuál es su propósito?</text:p>
      <text:p text:style-name="P2"><text:span text:style-name="Strong_20_Emphasis"><text:span text:style-name="T1">Respuesta 1:</text:span></text:span> El modo de emergencia es un estado en el que se inicia un sistema Linux con un conjunto mínimo de servicios y sin necesidad de autenticación. Su propósito es permitir la recuperación del sistema en caso de problemas graves.</text:p>
      <text:p text:style-name="P2"><text:span text:style-name="Strong_20_Emphasis"><text:span text:style-name="T1">Pregunta 2:</text:span></text:span> ¿Cómo se puede iniciar un sistema Linux en modo de emergencia?</text:p>
      <text:p text:style-name="P2"><text:span text:style-name="Strong_20_Emphasis"><text:span text:style-name="T1">Respuesta 2:</text:span></text:span> Se puede iniciar un sistema Linux en modo de emergencia desde el gestor de arranque (GRUB) seleccionando la opción "Emergency" o "Emergency Mode" en el menú de inicio.</text:p>
      <text:p text:style-name="P2"><text:span text:style-name="Strong_20_Emphasis"><text:span text:style-name="T1">Pregunta 3:</text:span></text:span> ¿Cuál es la función del programa "fsck" en la recuperación del sistema y cómo se utiliza?</text:p>
      <text:p text:style-name="P2"><text:span text:style-name="Strong_20_Emphasis"><text:span text:style-name="T1">Respuesta 3:</text:span></text:span> "fsck" es una herramienta que se utiliza para comprobar y reparar sistemas de archivos dañados en la recuperación del sistema. Se ejecuta con el comando "fsck" seguido del dispositivo o punto de montaje.</text:p>
      <text:p text:style-name="P2"><text:span text:style-name="Strong_20_Emphasis"><text:span text:style-name="T1">Pregunta 4:</text:span></text:span> ¿Qué es un "sistema de archivos raíz en modo de solo lectura" y cuál es su utilidad en la recuperación del sistema?</text:p>
      <text:p text:style-name="P2"><text:span text:style-name="Strong_20_Emphasis"><text:span text:style-name="T1">Respuesta 4:</text:span></text:span> Un sistema de archivos raíz en modo de solo lectura es un sistema de archivos que se monta de manera que no se pueden realizar modificaciones. Esto puede ser útil para la recuperación del sistema y para evitar daños adicionales.</text:p>
      <text:p text:style-name="P2"><text:span text:style-name="Strong_20_Emphasis"><text:span text:style-name="T1">Pregunta 5:</text:span></text:span> ¿Cómo se puede montar un sistema de archivos en modo de solo lectura en Linux?</text:p>
      <text:p text:style-name="P2"><text:span text:style-name="Strong_20_Emphasis"><text:span text:style-name="T1">Respuesta 5:</text:span></text:span> Se puede montar un sistema de archivos en modo de solo lectura utilizando el comando "mount" con la opción "-o ro" al montar el dispositivo o punto de montaje.</text:p>
      <text:p text:style-name="P2"><text:span text:style-name="Strong_20_Emphasis"><text:span text:style-name="T1">Pregunta 6:</text:span></text:span> ¿Cuál es la función de un "núcleo de rescate" (rescue kernel) en la recuperación del sistema?</text:p>
      <text:p text:style-name="P2"><text:span text:style-name="Strong_20_Emphasis"><text:span text:style-name="T1">Respuesta 6:</text:span></text:span> Un núcleo de rescate es una versión mínima del núcleo de Linux que se utiliza para arrancar el sistema en situaciones de recuperación. Permite realizar tareas de recuperación y reparación del sistema.</text:p>
      <text:p text:style-name="P2"><text:span text:style-name="Strong_20_Emphasis"><text:span text:style-name="T1">Pregunta 7:</text:span></text:span> ¿Cómo se puede iniciar un sistema utilizando un núcleo de rescate?</text:p>
      <text:p text:style-name="P2"><text:span text:style-name="Strong_20_Emphasis"><text:span text:style-name="T1">Respuesta 7:</text:span></text:span> Se puede iniciar un sistema utilizando un núcleo de rescate desde el gestor de arranque (GRUB) seleccionando la opción adecuada en el menú de inicio.</text:p>
      <text:p text:style-name="P2"><text:span text:style-name="Strong_20_Emphasis"><text:span text:style-name="T1">Pregunta 8:</text:span></text:span> ¿Cuál es la importancia de tener una copia de seguridad del archivo "/etc/passwd" en la recuperación del sistema?</text:p>
      <text:p text:style-name="P2"><text:soft-page-break/><text:span text:style-name="Strong_20_Emphasis"><text:span text:style-name="T1">Respuesta 8:</text:span></text:span> El archivo "/etc/passwd" contiene información sobre las cuentas de usuario y sus contraseñas. Tener una copia de seguridad es importante para restaurar las cuentas de usuario en caso de problemas.</text:p>
      <text:p text:style-name="P2"><text:span text:style-name="Strong_20_Emphasis"><text:span text:style-name="T1">Pregunta 9:</text:span></text:span> ¿Qué es un "superusuario" (superuser) en Linux y cómo se puede utilizar en la recuperación del sistema?</text:p>
      <text:p text:style-name="P2"><text:span text:style-name="Strong_20_Emphasis"><text:span text:style-name="T1">Respuesta 9:</text:span></text:span> El superusuario es un usuario con privilegios elevados que puede realizar cambios en el sistema. Se puede utilizar en la recuperación del sistema para realizar tareas administrativas.</text:p>
      <text:p text:style-name="P2"><text:span text:style-name="Strong_20_Emphasis"><text:span text:style-name="T1">Pregunta 10:</text:span></text:span> ¿Cómo se puede cambiar la contraseña de un usuario en la recuperación del sistema?</text:p>
      <text:p text:style-name="P2"><text:span text:style-name="Strong_20_Emphasis"><text:span text:style-name="T1">Respuesta 10:</text:span></text:span> La contraseña de un usuario se puede cambiar en la recuperación del sistema utilizando el comando "passwd nombre_de_usuario".</text:p>
      <text:p text:style-name="P2"><text:span text:style-name="Strong_20_Emphasis"><text:span text:style-name="T1">Pregunta 11:</text:span></text:span> ¿Qué es un "disco de rescate" (rescue disk) y cuál es su función en la recuperación del sistema?</text:p>
      <text:p text:style-name="P2"><text:span text:style-name="Strong_20_Emphasis"><text:span text:style-name="T1">Respuesta 11:</text:span></text:span> Un disco de rescate es un medio de arranque, como un CD o una memoria USB, que contiene herramientas y utilidades para la recuperación del sistema en caso de fallos graves.</text:p>
      <text:p text:style-name="P2"><text:span text:style-name="Strong_20_Emphasis"><text:span text:style-name="T1">Pregunta 12:</text:span></text:span> ¿Cómo se puede crear un disco de rescate en Linux?</text:p>
      <text:p text:style-name="P2"><text:span text:style-name="Strong_20_Emphasis"><text:span text:style-name="T1">Respuesta 12:</text:span></text:span> Un disco de rescate se puede crear utilizando herramientas como "mkrescue" o mediante la creación de un Live CD/DVD con las herramientas necesarias.</text:p>
      <text:p text:style-name="P2"><text:span text:style-name="Strong_20_Emphasis"><text:span text:style-name="T1">Pregunta 13:</text:span></text:span> ¿Qué es un "punto de restauración" (snapshot) en la recuperación del sistema y cómo se utiliza?</text:p>
      <text:p text:style-name="P2"><text:span text:style-name="Strong_20_Emphasis"><text:span text:style-name="T1">Respuesta 13:</text:span></text:span> Un punto de restauración es una copia instantánea del sistema en un momento específico. Se utiliza para volver a un estado anterior del sistema en caso de problemas.</text:p>
      <text:p text:style-name="P2"><text:span text:style-name="Strong_20_Emphasis"><text:span text:style-name="T1">Pregunta 14:</text:span></text:span> ¿Cuál es la función de la herramienta "ddrescue" en la recuperación de datos en sistemas de archivos dañados?</text:p>
      <text:p text:style-name="P2"><text:span text:style-name="Strong_20_Emphasis"><text:span text:style-name="T1">Respuesta 14:</text:span></text:span> "ddrescue" es una herramienta que se utiliza para copiar datos de unidades dañadas o con sectores defectuosos. Intenta recuperar la mayor cantidad de datos posible.</text:p>
      <text:p text:style-name="P2"><text:span text:style-name="Strong_20_Emphasis"><text:span text:style-name="T1">Pregunta 15:</text:span></text:span> ¿Cómo se puede utilizar la herramienta "ddrescue" para recuperar datos de un disco dañado?</text:p>
      <text:p text:style-name="P2"><text:span text:style-name="Strong_20_Emphasis"><text:span text:style-name="T1">Respuesta 15:</text:span></text:span> Se puede utilizar el comando "ddrescue" con el nombre del dispositivo fuente y el dispositivo de destino para copiar datos desde un disco dañado a otro.</text:p>
      <text:p text:style-name="P2"><text:soft-page-break/><text:span text:style-name="Strong_20_Emphasis"><text:span text:style-name="T1">Pregunta 16:</text:span></text:span> ¿Qué es una "copia de seguridad completa" y cuál es su importancia en la recuperación del sistema?</text:p>
      <text:p text:style-name="P2"><text:span text:style-name="Strong_20_Emphasis"><text:span text:style-name="T1">Respuesta 16:</text:span></text:span> Una copia de seguridad completa incluye todos los archivos y datos del sistema. Es importante en la recuperación del sistema porque permite restaurar el sistema a un estado funcional en caso de problemas graves.</text:p>
      <text:p text:style-name="P2"><text:span text:style-name="Strong_20_Emphasis"><text:span text:style-name="T1">Pregunta 17:</text:span></text:span> ¿Cuál es la diferencia entre una "copia de seguridad incremental" y una "copia de seguridad diferencial"?</text:p>
      <text:p text:style-name="P2"><text:span text:style-name="Strong_20_Emphasis"><text:span text:style-name="T1">Respuesta 17:</text:span></text:span> Una copia de seguridad incremental guarda solo los cambios desde la última copia de seguridad, mientras que una copia de seguridad diferencial guarda los cambios desde la copia de seguridad completa más reciente.</text:p>
      <text:p text:style-name="P2"><text:span text:style-name="Strong_20_Emphasis"><text:span text:style-name="T1">Pregunta 18:</text:span></text:span> ¿Cómo se puede realizar una copia de seguridad de datos en un sistema Linux utilizando el comando "tar"?</text:p>
      <text:p text:style-name="P2"><text:span text:style-name="Strong_20_Emphasis"><text:span text:style-name="T1">Respuesta 18:</text:span></text:span> Se puede realizar una copia de seguridad de datos utilizando el comando "tar" seguido de opciones como "-cvzf" para crear un archivo tar comprimido.</text:p>
      <text:p text:style-name="P2"><text:span text:style-name="Strong_20_Emphasis"><text:span text:style-name="T1">Pregunta 19:</text:span></text:span> ¿Qué es una "imagen de sistema" y cuál es su utilidad en la recuperación del sistema?</text:p>
      <text:p text:style-name="P2"><text:span text:style-name="Strong_20_Emphasis"><text:span text:style-name="T1">Respuesta 19:</text:span></text:span> Una imagen de sistema es una copia exacta de todo el sistema operativo y sus datos. Es útil en la recuperación del sistema porque permite restaurar el sistema a un estado anterior.</text:p>
      <text:p text:style-name="P2"><text:span text:style-name="Strong_20_Emphasis"><text:span text:style-name="T1">Pregunta 20:</text:span></text:span> ¿Cuál es la función del archivo "/etc/rc.sysinit" en la recuperación del sistema?</text:p>
      <text:p text:style-name="P2"><text:span text:style-name="Strong_20_Emphasis"><text:span text:style-name="T1">Respuesta 20:</text:span></text:span> El archivo "/etc/rc.sysinit" contiene los comandos y configuraciones necesarios para la inicialización del sistema durante el proceso de inicio. Es esencial para la recuperación del sistem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Inicio del sistema </text:p>
        <text:p text:style-name="MP2">Recuperación del sistema <text:s text:c="2"/></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1:14:03.745919207</dc:date>
    <meta:editing-duration>PT4H6M46S</meta:editing-duration>
    <meta:editing-cycles>82</meta:editing-cycles>
    <meta:generator>LibreOffice/7.4.1.2$Linux_X86_64 LibreOffice_project/3c58a8f3a960df8bc8fd77b461821e42c061c5f0</meta:generator>
    <meta:document-statistic meta:table-count="0" meta:image-count="1" meta:object-count="0" meta:page-count="3" meta:paragraph-count="43" meta:word-count="982" meta:character-count="5950" meta:non-whitespace-character-count="5007"/>
  </office:meta>
</office:document-meta>
</file>